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dig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Uovyp</text:p>
          </table:table-cell>
          <table:table-cell office:value-type="string" calcext:value-type="string">
            <text:p>roz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81" calcext:value-type="float">
            <text:p>-0.81</text:p>
          </table:table-cell>
          <table:table-cell table:formula="of:=(0.01/[.B2])*100" office:value-type="float" office:value="-1.23456790123457" calcext:value-type="float">
            <text:p>-1.2345679012</text:p>
          </table:table-cell>
          <table:table-cell table:formula="of:=0.5+(-1)*[.C2]" office:value-type="float" office:value="1.73456790123457" calcext:value-type="float">
            <text:p>1.7345679012</text:p>
          </table:table-cell>
          <table:table-cell table:formula="of:=([.D2]/100)*[.B2]*(-1)" office:value-type="float" office:value="0.01405" calcext:value-type="float">
            <text:p>0.01405</text:p>
          </table:table-cell>
          <table:table-cell table:formula="of:=0.8*(-1)*([.A2]/5)" office:value-type="float" office:value="-0.8" calcext:value-type="float">
            <text:p>-0.8</text:p>
          </table:table-cell>
          <table:table-cell table:formula="of:=ABS([.F2]-[.B2])" office:value-type="float" office:value="0.01" calcext:value-type="float">
            <text:p>0.01</text:p>
          </table:table-cell>
          <table:table-cell table:formula="of:=1000*[.G2]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1.62" calcext:value-type="float">
            <text:p>-1.62</text:p>
          </table:table-cell>
          <table:table-cell table:formula="of:=(0.01/[.B3])*100" office:value-type="float" office:value="-0.617283950617284" calcext:value-type="float">
            <text:p>-0.6172839506</text:p>
          </table:table-cell>
          <table:table-cell table:formula="of:=0.5+(-1)*[.C3]" office:value-type="float" office:value="1.11728395061728" calcext:value-type="float">
            <text:p>1.1172839506</text:p>
          </table:table-cell>
          <table:table-cell table:formula="of:=([.D3]/100)*[.B3]*(-1)" office:value-type="float" office:value="0.0181" calcext:value-type="float">
            <text:p>0.0181</text:p>
          </table:table-cell>
          <table:table-cell table:formula="of:=0.8*(-1)*([.A3]/5)" office:value-type="float" office:value="-1.6" calcext:value-type="float">
            <text:p>-1.6</text:p>
          </table:table-cell>
          <table:table-cell table:formula="of:=ABS([.F3]-[.B3])" office:value-type="float" office:value="0.02" calcext:value-type="float">
            <text:p>0.02</text:p>
          </table:table-cell>
          <table:table-cell table:formula="of:=1000*[.G3]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3.23" calcext:value-type="float">
            <text:p>-3.23</text:p>
          </table:table-cell>
          <table:table-cell table:formula="of:=(0.01/[.B4])*100" office:value-type="float" office:value="-0.309597523219814" calcext:value-type="float">
            <text:p>-0.3095975232</text:p>
          </table:table-cell>
          <table:table-cell table:formula="of:=0.5+(-1)*[.C4]" office:value-type="float" office:value="0.809597523219814" calcext:value-type="float">
            <text:p>0.8095975232</text:p>
          </table:table-cell>
          <table:table-cell table:formula="of:=([.D4]/100)*[.B4]*(-1)" office:value-type="float" office:value="0.02615" calcext:value-type="float">
            <text:p>0.02615</text:p>
          </table:table-cell>
          <table:table-cell table:formula="of:=0.8*(-1)*([.A4]/5)" office:value-type="float" office:value="-3.2" calcext:value-type="float">
            <text:p>-3.2</text:p>
          </table:table-cell>
          <table:table-cell table:formula="of:=ABS([.F4]-[.B4])" office:value-type="float" office:value="0.0299999999999998" calcext:value-type="float">
            <text:p>0.03</text:p>
          </table:table-cell>
          <table:table-cell table:formula="of:=1000*[.G4]" office:value-type="float" office:value="29.9999999999998" calcext:value-type="float">
            <text:p>3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-6.46" calcext:value-type="float">
            <text:p>-6.46</text:p>
          </table:table-cell>
          <table:table-cell table:formula="of:=(0.01/[.B5])*100" office:value-type="float" office:value="-0.154798761609907" calcext:value-type="float">
            <text:p>-0.1547987616</text:p>
          </table:table-cell>
          <table:table-cell table:formula="of:=0.5+(-1)*[.C5]" office:value-type="float" office:value="0.654798761609907" calcext:value-type="float">
            <text:p>0.6547987616</text:p>
          </table:table-cell>
          <table:table-cell table:formula="of:=([.D5]/100)*[.B5]*(-1)" office:value-type="float" office:value="0.0423" calcext:value-type="float">
            <text:p>0.0423</text:p>
          </table:table-cell>
          <table:table-cell table:formula="of:=0.8*(-1)*([.A5]/5)" office:value-type="float" office:value="-6.4" calcext:value-type="float">
            <text:p>-6.4</text:p>
          </table:table-cell>
          <table:table-cell table:formula="of:=ABS([.F5]-[.B5])" office:value-type="float" office:value="0.0599999999999996" calcext:value-type="float">
            <text:p>0.06</text:p>
          </table:table-cell>
          <table:table-cell table:formula="of:=1000*[.G5]" office:value-type="float" office:value="59.9999999999996" calcext:value-type="float">
            <text:p>6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9.68" calcext:value-type="float">
            <text:p>-9.68</text:p>
          </table:table-cell>
          <table:table-cell table:formula="of:=(0.01/[.B6])*100" office:value-type="float" office:value="-0.103305785123967" calcext:value-type="float">
            <text:p>-0.1033057851</text:p>
          </table:table-cell>
          <table:table-cell table:formula="of:=0.5+(-1)*[.C6]" office:value-type="float" office:value="0.603305785123967" calcext:value-type="float">
            <text:p>0.6033057851</text:p>
          </table:table-cell>
          <table:table-cell table:formula="of:=([.D6]/100)*[.B6]*(-1)" office:value-type="float" office:value="0.0584" calcext:value-type="float">
            <text:p>0.0584</text:p>
          </table:table-cell>
          <table:table-cell table:formula="of:=0.8*(-1)*([.A6]/5)" office:value-type="float" office:value="-9.6" calcext:value-type="float">
            <text:p>-9.6</text:p>
          </table:table-cell>
          <table:table-cell table:formula="of:=ABS([.F6]-[.B6])" office:value-type="float" office:value="0.0799999999999983" calcext:value-type="float">
            <text:p>0.08</text:p>
          </table:table-cell>
          <table:table-cell table:formula="of:=1000*[.G6]" office:value-type="float" office:value="79.9999999999983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-12.91" calcext:value-type="float">
            <text:p>-12.91</text:p>
          </table:table-cell>
          <table:table-cell table:formula="of:=(0.01/[.B7])*100" office:value-type="float" office:value="-0.0774593338497289" calcext:value-type="float">
            <text:p>-0.0774593338</text:p>
          </table:table-cell>
          <table:table-cell table:formula="of:=0.5+(-1)*[.C7]" office:value-type="float" office:value="0.577459333849729" calcext:value-type="float">
            <text:p>0.5774593338</text:p>
          </table:table-cell>
          <table:table-cell table:formula="of:=([.D7]/100)*[.B7]*(-1)" office:value-type="float" office:value="0.07455" calcext:value-type="float">
            <text:p>0.07455</text:p>
          </table:table-cell>
          <table:table-cell table:formula="of:=0.8*(-1)*([.A7]/5)" office:value-type="float" office:value="-12.8" calcext:value-type="float">
            <text:p>-12.8</text:p>
          </table:table-cell>
          <table:table-cell table:formula="of:=ABS([.F7]-[.B7])" office:value-type="float" office:value="0.109999999999999" calcext:value-type="float">
            <text:p>0.11</text:p>
          </table:table-cell>
          <table:table-cell table:formula="of:=1000*[.G7]" office:value-type="float" office:value="109.999999999999" calcext:value-type="float">
            <text:p>11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3.3" calcext:value-type="float">
            <text:p>-13.3</text:p>
          </table:table-cell>
          <table:table-cell table:formula="of:=(0.01/[.B8])*100" office:value-type="float" office:value="-0.075187969924812" calcext:value-type="float">
            <text:p>-0.0751879699</text:p>
          </table:table-cell>
          <table:table-cell table:formula="of:=0.5+(-1)*[.C8]" office:value-type="float" office:value="0.575187969924812" calcext:value-type="float">
            <text:p>0.5751879699</text:p>
          </table:table-cell>
          <table:table-cell table:formula="of:=([.D8]/100)*[.B8]*(-1)" office:value-type="float" office:value="0.0765" calcext:value-type="float">
            <text:p>0.0765</text:p>
          </table:table-cell>
          <table:table-cell table:formula="of:=0.8*(-1)*([.A8]/5)" office:value-type="float" office:value="-16" calcext:value-type="float">
            <text:p>-16</text:p>
          </table:table-cell>
          <table:table-cell table:formula="of:=ABS([.F8]-[.B8])" office:value-type="float" office:value="2.7" calcext:value-type="float">
            <text:p>2.7</text:p>
          </table:table-cell>
          <table:table-cell table:formula="of:=1000*[.G8]" office:value-type="float" office:value="2700" calcext:value-type="float">
            <text:p>2700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7"/>
          <table:table-cell office:value-type="string" calcext:value-type="string">
            <text:p>0,86</text:p>
          </table:table-cell>
        </table:table-row>
        <table:table-row table:style-name="ro3">
          <table:table-cell office:value-type="string" calcext:value-type="string">
            <text:p>Digit = 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m 0.5 z MH pm 1digit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digit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s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496" calcext:value-type="float">
            <text:p>1.496</text:p>
          </table:table-cell>
          <table:table-cell table:formula="of:=((3*0.001)/[.A15])*100" office:value-type="float" office:value="0.06" calcext:value-type="float">
            <text:p>0.06</text:p>
          </table:table-cell>
          <table:table-cell table:formula="of:=0.8+[.C15]" office:value-type="float" office:value="0.86" calcext:value-type="float">
            <text:p>0.86</text:p>
          </table:table-cell>
          <table:table-cell table:formula="of:=([.D15]/100)*[.B15]" office:value-type="float" office:value="0.0128656" calcext:value-type="float">
            <text:p>0.0128656</text:p>
          </table:table-cell>
          <table:table-cell table:formula="of:=1000*[.E15]" office:value-type="float" office:value="12.8656" calcext:value-type="float">
            <text:p>12.865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formula="of:=((3*0.001)/[.A16])*100" office:value-type="float" office:value="0.03" calcext:value-type="float">
            <text:p>0.03</text:p>
          </table:table-cell>
          <table:table-cell table:formula="of:=0.8+[.C16]" office:value-type="float" office:value="0.83" calcext:value-type="float">
            <text:p>0.83</text:p>
          </table:table-cell>
          <table:table-cell table:formula="of:=([.D16]/100)*[.B16]" office:value-type="float" office:value="0.006225" calcext:value-type="float">
            <text:p>0.006225</text:p>
          </table:table-cell>
          <table:table-cell table:formula="of:=1000*[.E16]" office:value-type="float" office:value="6.225" calcext:value-type="float">
            <text:p>6.22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374" calcext:value-type="float">
            <text:p>0.374</text:p>
          </table:table-cell>
          <table:table-cell table:formula="of:=((3*0.001)/[.A17])*100" office:value-type="float" office:value="0.015" calcext:value-type="float">
            <text:p>0.015</text:p>
          </table:table-cell>
          <table:table-cell table:formula="of:=0.8+[.C17]" office:value-type="float" office:value="0.815" calcext:value-type="float">
            <text:p>0.815</text:p>
          </table:table-cell>
          <table:table-cell table:formula="of:=([.D17]/100)*[.B17]" office:value-type="float" office:value="0.0030481" calcext:value-type="float">
            <text:p>0.0030481</text:p>
          </table:table-cell>
          <table:table-cell table:formula="of:=1000*[.E17]" office:value-type="float" office:value="3.0481" calcext:value-type="float">
            <text:p>3.0481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1992" calcext:value-type="float">
            <text:p>0.1992</text:p>
          </table:table-cell>
          <table:table-cell table:formula="of:=((3*0.001)/[.A18])*100" office:value-type="float" office:value="0.0075" calcext:value-type="float">
            <text:p>0.0075</text:p>
          </table:table-cell>
          <table:table-cell table:formula="of:=0.8+[.C18]" office:value-type="float" office:value="0.8075" calcext:value-type="float">
            <text:p>0.8075</text:p>
          </table:table-cell>
          <table:table-cell table:formula="of:=([.D18]/100)*[.B18]" office:value-type="float" office:value="0.00160854" calcext:value-type="float">
            <text:p>0.00160854</text:p>
          </table:table-cell>
          <table:table-cell table:formula="of:=1000*[.E18]" office:value-type="float" office:value="1.60854" calcext:value-type="float">
            <text:p>1.60854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1347" calcext:value-type="float">
            <text:p>0.1347</text:p>
          </table:table-cell>
          <table:table-cell table:formula="of:=((3*0.001)/[.A19])*100" office:value-type="float" office:value="0.005" calcext:value-type="float">
            <text:p>0.005</text:p>
          </table:table-cell>
          <table:table-cell table:formula="of:=0.8+[.C19]" office:value-type="float" office:value="0.805" calcext:value-type="float">
            <text:p>0.805</text:p>
          </table:table-cell>
          <table:table-cell table:formula="of:=([.D19]/100)*[.B19]" office:value-type="float" office:value="0.001084335" calcext:value-type="float">
            <text:p>0.001084335</text:p>
          </table:table-cell>
          <table:table-cell table:formula="of:=1000*[.E19]" office:value-type="float" office:value="1.084335" calcext:value-type="float">
            <text:p>1.084335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996" calcext:value-type="float">
            <text:p>0.0996</text:p>
          </table:table-cell>
          <table:table-cell table:formula="of:=((3*0.001)/[.A20])*100" office:value-type="float" office:value="0.00375" calcext:value-type="float">
            <text:p>0.00375</text:p>
          </table:table-cell>
          <table:table-cell table:formula="of:=0.8+[.C20]" office:value-type="float" office:value="0.80375" calcext:value-type="float">
            <text:p>0.80375</text:p>
          </table:table-cell>
          <table:table-cell table:formula="of:=([.D20]/100)*[.B20]" office:value-type="float" office:value="0.000800535" calcext:value-type="float">
            <text:p>0.000800535</text:p>
          </table:table-cell>
          <table:table-cell table:formula="of:=1000*[.E20]" office:value-type="float" office:value="0.800535" calcext:value-type="float">
            <text:p>0.800535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797" calcext:value-type="float">
            <text:p>0.0797</text:p>
          </table:table-cell>
          <table:table-cell table:formula="of:=((3*0.001)/[.A21])*100" office:value-type="float" office:value="0.003" calcext:value-type="float">
            <text:p>0.003</text:p>
          </table:table-cell>
          <table:table-cell table:formula="of:=0.8+[.C21]" office:value-type="float" office:value="0.803" calcext:value-type="float">
            <text:p>0.803</text:p>
          </table:table-cell>
          <table:table-cell table:formula="of:=([.D21]/100)*[.B21]" office:value-type="float" office:value="0.000639991" calcext:value-type="float">
            <text:p>0.000639991</text:p>
          </table:table-cell>
          <table:table-cell table:formula="of:=1000*[.E21]" office:value-type="float" office:value="0.639991" calcext:value-type="float">
            <text:p>0.63999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1">
          <table:table-cell office:value-type="string" calcext:value-type="string">
            <text:p>Digit =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m0.8 z MH pm 3 digity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08:01:34.016746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00:30:03.873480175</meta:creation-date>
    <meta:generator>LibreOffice/4.1.5.3$Linux_X86_64 LibreOffice_project/410m0$Build-3</meta:generator>
    <dc:date>2014-03-31T09:08:36.323696046</dc:date>
    <meta:editing-duration>P0D</meta:editing-duration>
    <meta:editing-cycles>2</meta:editing-cycles>
    <meta:document-statistic meta:table-count="1" meta:cell-count="119" meta:object-count="0"/>
  </office:meta>
</office:document-meta>
</file>